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CA5510A2B8EF04F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Momo" svg:font-family="FreeMomo"/>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25b8b33" style:font-size-asian="12pt" style:font-weight-asian="normal" style:font-name-complex="Calibri2" style:font-size-complex="12pt" style:font-weight-complex="normal"/>
    </style:style>
    <style:style style:name="P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3ae539" officeooo:paragraph-rsid="032cb762" style:font-size-asian="12pt" style:font-weight-asian="normal" style:font-name-complex="Calibri2" style:font-size-complex="12pt" style:font-weight-complex="normal"/>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Text_20_body">
      <style:paragraph-properties fo:break-before="auto" fo:break-after="auto"/>
      <style:text-properties fo:font-size="2pt" style:font-size-asian="1.75pt" style:font-size-complex="2pt"/>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Heading_20_1">
      <style:text-properties fo:font-weight="bold" officeooo:paragraph-rsid="0389c094" style:font-weight-asian="bold" style:font-weight-complex="bold"/>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85d1c7"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88874a"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88874a"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4f44" officeooo:paragraph-rsid="03695dcf"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e204" officeooo:paragraph-rsid="036ce204"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e7a8d" officeooo:paragraph-rsid="0388874a"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78a584"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78a584"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42b575" officeooo:paragraph-rsid="0378dcf4"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88874a"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2" style:font-size-complex="8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1d4aaa9" officeooo:paragraph-rsid="0310ef92" style:font-size-asian="7pt" style:font-weight-asian="normal" style:font-name-complex="Calibri2" style:font-size-complex="8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6e7a8d" style:font-size-asian="7pt" style:font-weight-asian="normal" style:font-name-complex="Calibri2" style:font-size-complex="8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42b575" officeooo:paragraph-rsid="0342b575" style:font-size-asian="12pt" style:font-weight-asian="normal" style:font-name-complex="Calibri2" style:font-size-complex="12pt" style:font-weight-complex="normal"/>
    </style:style>
    <style:style style:name="P5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89c094"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5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2"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2"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2"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2" style:font-size-complex="10pt" style:font-style-complex="normal"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2" style:font-size-complex="8pt" style:font-style-complex="normal"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6c4f44"/>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2"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2"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2"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45eaf" style:font-size-asian="10pt" style:font-weight-asian="normal" style:font-name-complex="Calibri2"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2" style:font-size-complex="10pt"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2" style:font-size-complex="10pt" style:font-weight-complex="normal"/>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2"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2"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2"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2"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2" style:font-size-complex="10pt" style:font-style-complex="normal"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2" style:font-size-complex="8pt" style:font-style-complex="normal"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83b8ee"/>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2" style:font-size-complex="8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2" style:font-size-complex="8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1" fo:font-size="8pt" fo:letter-spacing="normal" fo:language="gl" fo:country="ES" fo:font-style="normal" fo:font-weight="normal" officeooo:rsid="02aa9837" officeooo:paragraph-rsid="0389c094" style:font-size-asian="8pt" style:font-style-asian="normal" style:font-weight-asian="normal" style:font-name-complex="Calibri2" style:font-size-complex="8pt" style:font-style-complex="normal" style:font-weight-complex="normal"/>
    </style:style>
    <style:style style:name="P8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2" style:font-size-complex="10pt" style:font-weight-complex="normal"/>
    </style:style>
    <style:style style:name="P8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62649"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loext:graphic-properties draw:fill="none" draw:fill-color="#ffffff"/>
    </style:style>
    <style:style style:name="P116" style:family="paragraph">
      <style:paragraph-properties fo:margin-left="0.4cm" fo:margin-right="0.3cm" fo:text-align="justify" fo:text-indent="0cm"/>
    </style:style>
    <style:style style:name="P11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1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2"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2"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2"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2"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32"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2"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2"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2" style:font-size-complex="10pt" style:font-style-complex="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13c0135" style:font-weight-asian="normal" style:font-weight-complex="normal"/>
    </style:style>
    <style:style style:name="T39"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0" style:family="text">
      <style:text-properties fo:font-style="normal" style:font-style-asian="normal" style:font-style-complex="normal"/>
    </style:style>
    <style:style style:name="T41" style:family="text">
      <style:text-properties fo:font-style="normal" officeooo:rsid="028d1722" style:font-style-asian="normal" style:font-style-complex="normal"/>
    </style:style>
    <style:style style:name="T42" style:family="text">
      <style:text-properties fo:font-style="normal" officeooo:rsid="02a51747" style:font-style-asian="normal" style:font-style-complex="normal"/>
    </style:style>
    <style:style style:name="T43" style:family="text">
      <style:text-properties fo:font-style="normal" officeooo:rsid="02a84713" style:font-style-asian="normal" style:font-style-complex="normal"/>
    </style:style>
    <style:style style:name="T44" style:family="text">
      <style:text-properties fo:font-style="normal" officeooo:rsid="02aa9837" style:font-style-asian="normal" style:font-style-complex="normal"/>
    </style:style>
    <style:style style:name="T45" style:family="text">
      <style:text-properties fo:font-style="normal" officeooo:rsid="02add7b2" style:font-style-asian="normal" style:font-style-complex="normal"/>
    </style:style>
    <style:style style:name="T46" style:family="text">
      <style:text-properties fo:font-style="normal" officeooo:rsid="02b0da69" style:font-style-asian="normal" style:font-style-complex="normal"/>
    </style:style>
    <style:style style:name="T47" style:family="text">
      <style:text-properties fo:font-style="normal" officeooo:rsid="028e042d" style:font-style-asian="normal" style:font-style-complex="normal"/>
    </style:style>
    <style:style style:name="T48" style:family="text">
      <style:text-properties fo:font-style="normal" officeooo:rsid="02ab4c9e" style:font-style-asian="normal" style:font-style-complex="normal"/>
    </style:style>
    <style:style style:name="T49" style:family="text">
      <style:text-properties fo:font-style="normal" officeooo:rsid="033a86ef" style:font-style-asian="normal" style:font-style-complex="normal"/>
    </style:style>
    <style:style style:name="T50" style:family="text">
      <style:text-properties fo:font-style="normal" officeooo:rsid="033ae539" style:font-style-asian="normal" style:font-style-complex="normal"/>
    </style:style>
    <style:style style:name="T51" style:family="text">
      <style:text-properties fo:font-style="normal" officeooo:rsid="0343af68" style:font-style-asian="normal" style:font-style-complex="normal"/>
    </style:style>
    <style:style style:name="T52" style:family="text">
      <style:text-properties fo:font-style="normal" officeooo:rsid="038394bf" style:font-style-asian="normal" style:font-style-complex="normal"/>
    </style:style>
    <style:style style:name="T53" style:family="text">
      <style:text-properties officeooo:rsid="027c7f6f"/>
    </style:style>
    <style:style style:name="T54" style:family="text">
      <style:text-properties officeooo:rsid="028d1722"/>
    </style:style>
    <style:style style:name="T55" style:family="text">
      <style:text-properties fo:font-size="8pt" officeooo:rsid="028d1722" style:font-size-asian="8pt" style:font-size-complex="8pt"/>
    </style:style>
    <style:style style:name="T56" style:family="text">
      <style:text-properties fo:font-size="8pt" fo:font-style="normal" style:font-size-asian="8pt" style:font-style-asian="normal" style:font-size-complex="8pt" style:font-style-complex="normal"/>
    </style:style>
    <style:style style:name="T57" style:family="text">
      <style:text-properties fo:font-size="8pt" fo:font-style="normal" officeooo:rsid="028d1722" style:font-size-asian="8pt" style:font-style-asian="normal" style:font-size-complex="8pt" style:font-style-complex="normal"/>
    </style:style>
    <style:style style:name="T58" style:family="text">
      <style:text-properties fo:font-size="8pt" fo:font-style="normal" officeooo:rsid="02a51747" style:font-size-asian="8pt" style:font-style-asian="normal" style:font-size-complex="8pt" style:font-style-complex="normal"/>
    </style:style>
    <style:style style:name="T59" style:family="text">
      <style:text-properties fo:font-size="8pt" fo:font-style="normal" officeooo:rsid="02a84713" style:font-size-asian="8pt" style:font-style-asian="normal" style:font-size-complex="8pt" style:font-style-complex="normal"/>
    </style:style>
    <style:style style:name="T60" style:family="text">
      <style:text-properties fo:font-size="8pt" fo:font-style="normal" officeooo:rsid="02aa3c26" style:font-size-asian="8pt" style:font-style-asian="normal" style:font-size-complex="8pt" style:font-style-complex="normal"/>
    </style:style>
    <style:style style:name="T61" style:family="text">
      <style:text-properties fo:font-size="8pt" fo:font-style="normal" officeooo:rsid="02aa9837" style:font-size-asian="8pt" style:font-style-asian="normal" style:font-size-complex="8pt" style:font-style-complex="normal"/>
    </style:style>
    <style:style style:name="T62" style:family="text">
      <style:text-properties fo:font-size="8pt" fo:font-style="normal" officeooo:rsid="02aace4b" style:font-size-asian="8pt" style:font-style-asian="normal" style:font-size-complex="8pt" style:font-style-complex="normal"/>
    </style:style>
    <style:style style:name="T63" style:family="text">
      <style:text-properties fo:font-size="8pt" fo:font-style="normal" officeooo:rsid="02ab4c9e" style:font-size-asian="8pt" style:font-style-asian="normal" style:font-size-complex="8pt" style:font-style-complex="normal"/>
    </style:style>
    <style:style style:name="T64" style:family="text">
      <style:text-properties fo:font-size="8pt" fo:font-style="normal" officeooo:rsid="02add7b2" style:font-size-asian="8pt" style:font-style-asian="normal" style:font-size-complex="8pt" style:font-style-complex="normal"/>
    </style:style>
    <style:style style:name="T65" style:family="text">
      <style:text-properties fo:font-size="8pt" fo:font-style="normal" officeooo:rsid="028e042d" style:font-size-asian="8pt" style:font-style-asian="normal" style:font-size-complex="8pt" style:font-style-complex="normal"/>
    </style:style>
    <style:style style:name="T66" style:family="text">
      <style:text-properties fo:font-size="8pt" fo:font-style="normal" officeooo:rsid="030576fd" style:font-size-asian="8pt" style:font-style-asian="normal" style:font-size-complex="8pt" style:font-style-complex="normal"/>
    </style:style>
    <style:style style:name="T67" style:family="text">
      <style:text-properties fo:font-size="8pt" fo:font-style="normal" officeooo:rsid="0314bf62" style:font-size-asian="8pt" style:font-style-asian="normal" style:font-size-complex="8pt" style:font-style-complex="normal"/>
    </style:style>
    <style:style style:name="T68" style:family="text">
      <style:text-properties fo:font-size="8pt" fo:font-style="normal" officeooo:rsid="03299267" style:font-size-asian="8pt" style:font-style-asian="normal" style:font-size-complex="8pt" style:font-style-complex="normal"/>
    </style:style>
    <style:style style:name="T69" style:family="text">
      <style:text-properties fo:font-size="8pt" fo:font-style="normal" officeooo:rsid="033a86ef" style:font-size-asian="8pt" style:font-style-asian="normal" style:font-size-complex="8pt" style:font-style-complex="normal"/>
    </style:style>
    <style:style style:name="T70" style:family="text">
      <style:text-properties fo:font-size="8pt" fo:font-style="normal" officeooo:rsid="033ae539" style:font-size-asian="8pt" style:font-style-asian="normal" style:font-size-complex="8pt" style:font-style-complex="normal"/>
    </style:style>
    <style:style style:name="T71" style:family="text">
      <style:text-properties fo:font-size="8pt" fo:font-style="normal" officeooo:rsid="0347d732" style:font-size-asian="8pt" style:font-style-asian="normal" style:font-size-complex="8pt" style:font-style-complex="normal"/>
    </style:style>
    <style:style style:name="T72" style:family="text">
      <style:text-properties fo:font-size="8pt" fo:font-style="normal" officeooo:rsid="03845eaf" style:font-size-asian="8pt" style:font-style-asian="normal" style:font-size-complex="8pt" style:font-style-complex="normal"/>
    </style:style>
    <style:style style:name="T73" style:family="text">
      <style:text-properties fo:font-size="8pt" fo:language="gl" fo:country="ES" fo:font-style="normal" officeooo:rsid="03485dc9" style:font-size-asian="8pt" style:font-style-asian="normal" style:font-weight-asian="normal" style:font-name-complex="Calibri2" style:font-size-complex="8pt" style:font-style-complex="normal" style:font-weight-complex="normal"/>
    </style:style>
    <style:style style:name="T74" style:family="text">
      <style:text-properties fo:font-size="8pt" fo:language="gl" fo:country="ES" fo:font-style="normal" officeooo:rsid="0348b263" style:font-size-asian="8pt" style:font-style-asian="normal" style:font-weight-asian="normal" style:font-name-complex="Calibri2" style:font-size-complex="8pt" style:font-style-complex="normal" style:font-weight-complex="normal"/>
    </style:style>
    <style:style style:name="T75" style:family="text">
      <style:text-properties officeooo:rsid="02b01885"/>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3505e21"/>
    </style:style>
    <style:style style:name="T78" style:family="text">
      <style:text-properties fo:font-variant="normal" fo:text-transform="none" style:text-position="sub 58%" fo:letter-spacing="normal" fo:font-style="normal" fo:font-weight="bold" officeooo:rsid="03612f8f" style:font-weight-asian="bold" style:font-weight-complex="bold"/>
    </style:style>
    <style:style style:name="T79" style:family="text">
      <style:text-properties fo:font-variant="normal" fo:text-transform="none" style:text-position="sub 58%" fo:letter-spacing="normal" fo:font-style="normal" fo:font-weight="bold" officeooo:rsid="0388874a" style:font-weight-asian="bold" style:font-weight-complex="bold"/>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d8955e"/>
    </style:style>
    <style:style style:name="T85" style:family="text">
      <style:text-properties officeooo:rsid="02fdedd4"/>
    </style:style>
    <style:style style:name="T86" style:family="text">
      <style:text-properties officeooo:rsid="02bea79e"/>
    </style:style>
    <style:style style:name="T87" style:family="text">
      <style:text-properties officeooo:rsid="02ffe75d"/>
    </style:style>
    <style:style style:name="T88" style:family="text">
      <style:text-properties officeooo:rsid="01d4aaa9"/>
    </style:style>
    <style:style style:name="T89" style:family="text">
      <style:text-properties officeooo:rsid="0310ef92"/>
    </style:style>
    <style:style style:name="T90" style:family="text">
      <style:text-properties officeooo:rsid="0312cb27"/>
    </style:style>
    <style:style style:name="T91" style:family="text">
      <style:text-properties officeooo:rsid="0326dee8"/>
    </style:style>
    <style:style style:name="T92" style:family="text">
      <style:text-properties officeooo:rsid="0327d576"/>
    </style:style>
    <style:style style:name="T93" style:family="text">
      <style:text-properties officeooo:rsid="032d62e9"/>
    </style:style>
    <style:style style:name="T94" style:family="text">
      <style:text-properties style:font-name="Liberation Sans" fo:font-size="12pt" style:font-size-asian="12pt" style:font-size-complex="12pt"/>
    </style:style>
    <style:style style:name="T95" style:family="text">
      <style:text-properties fo:font-size="10pt" fo:language="gl" fo:country="ES" fo:font-style="normal" officeooo:rsid="03212eb8" style:font-size-asian="10pt" style:font-style-asian="normal" style:font-weight-asian="normal" style:font-name-complex="Calibri2" style:font-size-complex="10pt" style:font-style-complex="normal" style:font-weight-complex="normal"/>
    </style:style>
    <style:style style:name="T96" style:family="text">
      <style:text-properties fo:font-size="10pt" fo:language="gl" fo:country="ES" fo:font-style="normal" officeooo:rsid="033e21bb" style:font-size-asian="10pt" style:font-style-asian="normal" style:font-weight-asian="normal" style:font-name-complex="Calibri2" style:font-size-complex="10pt" style:font-style-complex="normal" style:font-weight-complex="normal"/>
    </style:style>
    <style:style style:name="T97" style:family="text">
      <style:text-properties fo:font-size="10pt" fo:language="gl" fo:country="ES" fo:font-style="normal" officeooo:rsid="033e58d3" style:font-size-asian="10pt" style:font-style-asian="normal" style:font-weight-asian="normal" style:font-name-complex="Calibri2" style:font-size-complex="10pt" style:font-style-complex="normal" style:font-weight-complex="normal"/>
    </style:style>
    <style:style style:name="T98" style:family="text">
      <style:text-properties fo:font-size="10pt" fo:language="gl" fo:country="ES" fo:font-style="normal" officeooo:rsid="033ea38c" style:font-size-asian="10pt" style:font-style-asian="normal" style:font-weight-asian="normal" style:font-name-complex="Calibri2" style:font-size-complex="10pt" style:font-style-complex="normal" style:font-weight-complex="normal"/>
    </style:style>
    <style:style style:name="T99" style:family="text">
      <style:text-properties fo:font-size="10pt" fo:language="gl" fo:country="ES" fo:font-style="normal" officeooo:rsid="03485dc9" style:font-size-asian="10pt" style:font-style-asian="normal" style:font-weight-asian="normal" style:font-name-complex="Calibri2" style:font-size-complex="10pt" style:font-style-complex="normal" style:font-weight-complex="normal"/>
    </style:style>
    <style:style style:name="T100" style:family="text">
      <style:text-properties fo:font-size="10pt" fo:language="gl" fo:country="ES" fo:font-style="normal" officeooo:rsid="035ea7fe" style:font-size-asian="10pt" style:font-style-asian="normal" style:font-weight-asian="normal" style:font-name-complex="Calibri2" style:font-size-complex="10pt" style:font-style-complex="normal" style:font-weight-complex="normal"/>
    </style:style>
    <style:style style:name="T101" style:family="text">
      <style:text-properties officeooo:rsid="0342b575"/>
    </style:style>
    <style:style style:name="T102" style:family="text">
      <style:text-properties officeooo:rsid="02ba5570"/>
    </style:style>
    <style:style style:name="T103" style:family="text">
      <style:text-properties fo:language="gl" fo:country="ES" fo:font-style="normal" officeooo:rsid="03212eb8" style:font-style-asian="normal" style:font-weight-asian="normal" style:font-name-complex="Calibri2" style:font-style-complex="normal" style:font-weight-complex="normal"/>
    </style:style>
    <style:style style:name="T104" style:family="text">
      <style:text-properties fo:language="gl" fo:country="ES" fo:font-style="normal" officeooo:rsid="033e21bb" style:font-style-asian="normal" style:font-weight-asian="normal" style:font-name-complex="Calibri2" style:font-style-complex="normal" style:font-weight-complex="normal"/>
    </style:style>
    <style:style style:name="T105" style:family="text">
      <style:text-properties fo:language="gl" fo:country="ES" fo:font-style="normal" officeooo:rsid="03485dc9" style:font-style-asian="normal" style:font-weight-asian="normal" style:font-name-complex="Calibri2" style:font-style-complex="normal" style:font-weight-complex="normal"/>
    </style:style>
    <style:style style:name="T106" style:family="text">
      <style:text-properties fo:language="gl" fo:country="ES" fo:font-style="normal" officeooo:rsid="0348b263" style:font-style-asian="normal" style:font-weight-asian="normal" style:font-name-complex="Calibri2" style:font-style-complex="normal" style:font-weight-complex="normal"/>
    </style:style>
    <style:style style:name="T107" style:family="text">
      <style:text-properties officeooo:rsid="0351c183"/>
    </style:style>
    <style:style style:name="T108" style:family="text">
      <style:text-properties officeooo:rsid="03523ec9"/>
    </style:style>
    <style:style style:name="T109" style:family="text">
      <style:text-properties style:font-name="Calibri1" fo:font-style="normal" officeooo:rsid="035923c3" style:font-style-asian="normal" style:font-style-complex="normal"/>
    </style:style>
    <style:style style:name="T110" style:family="text">
      <style:text-properties style:font-name="Calibri1" fo:font-style="normal" officeooo:rsid="033ae539" style:font-style-asian="normal" style:font-style-complex="normal"/>
    </style:style>
    <style:style style:name="T111" style:family="text">
      <style:text-properties style:font-name="Calibri1" fo:font-size="10pt" fo:language="gl" fo:country="ES" fo:font-style="normal" officeooo:rsid="035923c3" style:font-size-asian="10pt" style:font-style-asian="normal" style:font-weight-asian="normal" style:font-name-complex="Calibri2" style:font-size-complex="10pt" style:font-style-complex="normal" style:font-weight-complex="normal"/>
    </style:style>
    <style:style style:name="T112" style:family="text">
      <style:text-properties style:font-name="Calibri1" fo:font-size="10pt" fo:language="gl" fo:country="ES" fo:font-style="normal" officeooo:rsid="033ae539" style:font-size-asian="10pt" style:font-style-asian="normal" style:font-weight-asian="normal" style:font-name-complex="Calibri2" style:font-size-complex="10pt" style:font-style-complex="normal" style:font-weight-complex="normal"/>
    </style:style>
    <style:style style:name="T113" style:family="text">
      <style:text-properties officeooo:rsid="035e27f1"/>
    </style:style>
    <style:style style:name="T114" style:family="text">
      <style:text-properties officeooo:rsid="031f4f5d"/>
    </style:style>
    <style:style style:name="T115" style:family="text">
      <style:text-properties officeooo:rsid="03629172"/>
    </style:style>
    <style:style style:name="T116" style:family="text">
      <style:text-properties officeooo:rsid="0365322a"/>
    </style:style>
    <style:style style:name="T117" style:family="text">
      <style:text-properties officeooo:rsid="03662649"/>
    </style:style>
    <style:style style:name="T118" style:family="text">
      <style:text-properties style:font-name="FreeMono" fo:font-size="8pt" fo:font-style="normal" officeooo:rsid="028d1722" style:font-size-asian="8pt" style:font-style-asian="normal" style:font-size-complex="8pt" style:font-style-complex="normal"/>
    </style:style>
    <style:style style:name="T119" style:family="text">
      <style:text-properties style:font-name="FreeMono" officeooo:rsid="0378dcf4"/>
    </style:style>
    <style:style style:name="T120" style:family="text">
      <style:text-properties style:font-name="FreeMono" fo:font-size="10pt" officeooo:rsid="0378dcf4" style:font-size-asian="10pt" style:font-size-complex="10pt"/>
    </style:style>
    <style:style style:name="T121" style:family="text">
      <style:text-properties officeooo:rsid="036c4f44"/>
    </style:style>
    <style:style style:name="T122" style:family="text">
      <style:text-properties officeooo:rsid="0372a99c"/>
    </style:style>
    <style:style style:name="T123" style:family="text">
      <style:text-properties officeooo:rsid="0378a584"/>
    </style:style>
    <style:style style:name="T124" style:family="text">
      <style:text-properties officeooo:rsid="02df324c"/>
    </style:style>
    <style:style style:name="T125" style:family="text">
      <style:text-properties officeooo:rsid="0378dcf4"/>
    </style:style>
    <style:style style:name="T126" style:family="text">
      <style:text-properties style:font-name="FreeMomo" fo:font-size="10pt" officeooo:rsid="0378dcf4" style:font-size-asian="10pt" style:font-size-complex="10pt"/>
    </style:style>
    <style:style style:name="T127" style:family="text">
      <style:text-properties officeooo:rsid="038005f0"/>
    </style:style>
    <style:style style:name="T128" style:family="text">
      <style:text-properties officeooo:rsid="0380704a"/>
    </style:style>
    <style:style style:name="T129" style:family="text">
      <style:text-properties officeooo:rsid="0381f4f5"/>
    </style:style>
    <style:style style:name="T130" style:family="text">
      <style:text-properties officeooo:rsid="038479f9"/>
    </style:style>
    <style:style style:name="T131" style:family="text">
      <style:text-properties style:text-position="sub 58%" fo:font-weight="bold" officeooo:rsid="03612f8f" style:font-weight-asian="bold" style:font-weight-complex="bold"/>
    </style:style>
    <style:style style:name="T132" style:family="text">
      <style:text-properties style:text-position="sub 58%" fo:font-weight="bold" officeooo:rsid="0388874a" style:font-weight-asian="bold" style:font-weight-complex="bold"/>
    </style:style>
    <style:style style:name="T133" style:family="text">
      <style:text-properties style:text-position="sub 58%" fo:font-weight="bold" officeooo:rsid="0365f041" style:font-weight-asian="bold" style:font-weight-complex="bold"/>
    </style:style>
    <style:style style:name="T134"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35"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6">TALLER <text:span text:style-name="T129">SR</text:span> – PRÁCTICA <text:span text:style-name="T122">2</text:span><text:span text:style-name="T80"> – Servizo DHCP</text:span><text:span text:style-name="T53"> - </text:span><text:span text:style-name="T116">Protocolo</text:span></text:p>
          </table:table-cell>
          <table:covered-table-cell/>
          <table:covered-table-cell/>
        </table:table-row>
        <table:table-row table:style-name="IntegrantesGrupo.2">
          <table:table-cell table:style-name="IntegrantesGrupo.A2" office:value-type="string">
            <text:p text:style-name="P17">NÚMERO DE GRUPO</text:p>
          </table:table-cell>
          <table:table-cell table:style-name="IntegrantesGrupo.B2" office:value-type="string">
            <text:p text:style-name="P18">FUNCIÓNS</text:p>
          </table:table-cell>
          <table:table-cell table:style-name="IntegrantesGrupo.C2" office:value-type="string">
            <text:p text:style-name="P19">Apelidos, Nome</text:p>
          </table:table-cell>
        </table:table-row>
        <table:table-row table:style-name="TableLine94802256910656">
          <table:table-cell table:style-name="IntegrantesGrupo.A5" table:number-rows-spanned="3" office:value-type="string">
            <text:p text:style-name="P3"><draw:custom-shape text:anchor-type="paragraph" draw:z-index="4" draw:name="Forma1" draw:style-name="gr3" draw:text-style-name="P11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22569125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7"><text:s/>Responsable</text:span> <text:span text:style-name="T38">D</text:span><text:span text:style-name="T37">ocumentación:</text:span></text:p>
          </table:table-cell>
          <table:table-cell table:style-name="IntegrantesGrupo.C5">
            <text:p text:style-name="P6"/>
          </table:table-cell>
        </table:table-row>
      </table:table>
      <text:p text:style-name="P10"><draw:frame text:anchor-type="paragraph" draw:z-index="5" draw:name="Forma2" draw:style-name="gr2" draw:text-style-name="P117" svg:width="19.441cm" svg:height="4.451cm" svg:x="0.032cm" svg:y="9.53cm"><draw:text-box><text:p text:style-name="P116"><text:span text:style-name="T134">LIMITACIÓN DE RESPONSABILIDADE </text:span><text:span text:style-name="T13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0"><draw:image xlink:href="Pictures/100000000000043000000206CA5510A2B8EF04F0.bmp" xlink:type="simple" xlink:show="embed" xlink:actuate="onLoad" draw:mime-type="image/bmp"/></draw:frame></text:p>
      <text:p text:style-name="Text_20_body"/>
      <text:p text:style-name="Text_20_body"/>
      <text:p text:style-name="Text_20_body"/>
      <text:p text:style-name="Text_20_body"/>
      <text:p text:style-name="P1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2">Práctica: <text:span text:style-name="T92">Servizo DHCP - </text:span><text:span text:style-name="T127">Protocolo</text:span></text:p>
          </table:table-cell>
        </table:table-row>
        <table:table-row table:style-name="Procedemento.2">
          <table:table-cell table:style-name="Procedemento.A2" office:value-type="string">
            <text:p text:style-name="P11"/>
            <text:list xml:id="list3771878434" text:style-name="L1">
              <text:list-item>
                <text:p text:style-name="P95">Portátil </text:p>
              </text:list-item>
              <text:list-item>
                <text:p text:style-name="P96">Regleta</text:p>
              </text:list-item>
              <text:list-item>
                <text:p text:style-name="P97">Switch 5-Port Gigabit </text:p>
              </text:list-item>
              <text:list-item>
                <text:p text:style-name="P98"><text:span text:style-name="T82">U</text:span><text:span text:style-name="T83">SB Live amd64 Kali </text:span></text:p>
              </text:list-item>
              <text:list-item>
                <text:p text:style-name="P101"><text:span text:style-name="T84">Host</text:span><text:span text:style-name="T81">s alumnado</text:span></text:p>
              </text:list-item>
              <text:list-item>
                <text:p text:style-name="P102">Cableado de rede, <text:span text:style-name="T108">conectores RJ-45</text:span> <text:span text:style-name="T107">e tester</text:span></text:p>
              </text:list-item>
              <text:list-item>
                <text:p text:style-name="P103">[<text:span text:style-name="T93">1</text:span>] <text:a xlink:type="simple" xlink:href="https://www.isc.org/dhcp/" text:style-name="Internet_20_link" text:visited-style-name="Visited_20_Internet_20_Link">ISC DHCP Server</text:a></text:p>
              </text:list-item>
              <text:list-item>
                <text:p text:style-name="P104"><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94">Debian Handbook - DHCP Server</text:span></text:a></text:p>
              </text:list-item>
              <text:list-item>
                <text:p text:style-name="P105"><text:span text:style-name="T23">[</text:span><text:span text:style-name="T24">3</text:span><text:span text:style-name="T21">] </text:span><text:a xlink:type="simple" xlink:href="https://www.fpgenred.es/DHCP/" text:style-name="Internet_20_link" text:visited-style-name="Visited_20_Internet_20_Link"><text:span text:style-name="T94">Titorial DHCP</text:span></text:a></text:p>
              </text:list-item>
              <text:list-item>
                <text:p text:style-name="P99"><text:span text:style-name="T113">[</text:span><text:span text:style-name="T115">4</text:span><text:span text:style-name="T113">] </text:span><text:a xlink:type="simple" xlink:href="https://raw.githubusercontent.com/ricardofc/repoEDU-CCbySA/main/SR/Taller-SR-Practica-1.pdf" text:style-name="Internet_20_link" text:visited-style-name="Visited_20_Internet_20_Link"><text:span text:style-name="T113">Práctica 1</text:span></text:a><text:span text:style-name="T113"> </text:span></text:p>
              </text:list-item>
              <text:list-item>
                <text:p text:style-name="P100">[5] <text:a xlink:type="simple" xlink:href="https://raw.githubusercontent.com/ricardofc/repoEDU-CCbySA/main/RL/03-Exercicio3-Wireshark-ICMP-ARP.pdf" text:style-name="Internet_20_link" text:visited-style-name="Visited_20_Internet_20_Link">Práctica Wireshark</text:a></text:p>
              </text:list-item>
            </text:list>
          </table:table-cell>
          <table:table-cell table:style-name="Procedemento.A2" office:value-type="string">
            <text:list xml:id="list3257048065" text:style-name="L2">
              <text:list-item>
                <text:p text:style-name="P106">Prerrequisito: Ter realizada a <text:a xlink:type="simple" xlink:href="https://raw.githubusercontent.com/ricardofc/repoEDU-CCbySA/main/SR/Taller-SR-Practica-1.pdf" text:style-name="Internet_20_link" text:visited-style-name="Visited_20_Internet_20_Link"><text:span text:style-name="T113">Práctica 1</text:span></text:a><text:span text:style-name="T114"> [</text:span><text:span text:style-name="T115">4</text:span><text:span text:style-name="T114">]</text:span></text:p>
              </text:list-item>
              <text:list-item>
                <text:p text:style-name="P106">Portátil: </text:p>
                <text:list>
                  <text:list-item>
                    <text:p text:style-name="P111"><text:span text:style-name="T86">A</text:span><text:span text:style-name="T85">rrancar co USB Live amd64 Kali</text:span></text:p>
                  </text:list-item>
                  <text:list-item>
                    <text:p text:style-name="P112">Instalar e configurar o servidor DHCP:</text:p>
                    <text:p text:style-name="P112">isc-dhcp-server</text:p>
                  </text:list-item>
                </text:list>
              </text:list-item>
              <text:list-item>
                <text:p text:style-name="P108">Conectar portátil e hosts <text:span text:style-name="T91">do</text:span> alumnado ao switch. </text:p>
              </text:list-item>
              <text:list-item>
                <text:p text:style-name="P108">Configurar a rede según o escenario.</text:p>
              </text:list-item>
              <text:list-item>
                <text:p text:style-name="P108">Hosts alumnado: <text:s/></text:p>
                <text:list>
                  <text:list-item>
                    <text:p text:style-name="P114">C<text:span text:style-name="T87">rear máquinas virtuais coa rede en modo “bridge” </text:span><text:span text:style-name="T91">e especificacións según escenario. </text:span></text:p>
                  </text:list-item>
                  <text:list-item>
                    <text:p text:style-name="P113">Arrancar máquina virtual.</text:p>
                  </text:list-item>
                </text:list>
              </text:list-item>
              <text:list-item>
                <text:p text:style-name="P107">Portátil: <text:span text:style-name="T117">Executar Wireshark </text:span><text:span text:style-name="T128">[5]</text:span></text:p>
              </text:list-item>
              <text:list-item>
                <text:p text:style-name="P109">Hosts alumnado. <text:span text:style-name="T91">Cliente DHCP: </text:span><text:span text:style-name="T87">Recibir a configuración de rede concedida polo servidor DHCP -</text:span><text:span text:style-name="T91">punto (</text:span><text:span text:style-name="T130">6</text:span><text:span text:style-name="T91">)-</text:span></text:p>
              </text:list-item>
              <text:list-item>
                <text:p text:style-name="P110">Portátil: Revisar o protocolo DHCP no Wireshark</text:p>
              </text:list-item>
            </text:list>
          </table:table-cell>
        </table:table-row>
      </table:table>
      <text:p text:style-name="P14"/>
      <text:p text:style-name="P15">Procedemento:<text:span text:style-name="T39"> </text:span></text:p>
      <text:list xml:id="list1428431501" text:style-name="L3">
        <text:list-item>
          <text:p text:style-name="P21">Portátil:</text:p>
          <text:list>
            <text:list-item>
              <text:p text:style-name="P22">Arrancar cun USB Live amd64 Kali GNU/Linux </text:p>
            </text:list-item>
            <text:list-item>
              <text:p text:style-name="P23"><text:s/><text:span text:style-name="T75">Conseguir acceso á rede local e a Internet. <text:s/></text:span>Abrir unha consola e executar:</text:p>
              <text:list>
                <text:list-header>
                  <text:p text:style-name="P55">$ <text:span text:style-name="T54">setxkbmap es </text:span><text:span text:style-name="T55">#Configurar teclado en español</text:span></text:p>
                  <text:p text:style-name="P58">$ <text:span text:style-name="T41">sudo su - </text:span><text:span text:style-name="T57">#Acceder á consola de root(administrador) a través dos permisos configurados co comando sudo (/etc/sudoers, visudo)</text:span><text:span text:style-name="T41"> </text:span></text:p>
                  <text:list>
                    <text:list-item>
                      <text:list>
                        <text:list-item>
                          <text:list>
                            <text:list-header>
                              <text:p text:style-name="P65"><text:span text:style-name="T42"># </text:span><text:span text:style-name="T48">/etc/init.d/avahi-daemon stop</text:span><text:span text:style-name="T63"> #Parar o demo avahi-daemon(control resolución de nomes) para poder configurar de forma manual a configuración de rede e non ter conflicto con este demo.</text:span></text:p>
                              <text:p text:style-name="P65"><text:span text:style-name="T42"># </text:span><text:span text:style-name="T48">/etc/init.d/network-manager stop || pkill NetworkManager </text:span><text:span text:style-name="T6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6"><text:span text:style-name="T42"># ip link </text:span><text:span text:style-name="T43">show eth0</text:span><text:span text:style-name="T58"> #</text:span><text:span text:style-name="T59">Amosar info</text:span><text:span text:style-name="T60">rmación</text:span><text:span text:style-name="T59"> sobre a NIC eth0. </text:span><text:span text:style-name="T62">Identificar </text:span><text:span text:style-name="T63">a</text:span><text:span text:style-name="T61"> MAC Address </text:span><text:span text:style-name="T63">(link/ether)</text:span></text:p>
                              <text:p text:style-name="P88"><text:span text:style-name="T44"># </text:span><text:span text:style-name="T40">dhclient -v eth0</text:span><text:span text:style-name="T56"> #Solicitar configuración de rede para a NIC eth0. </text:span><text:span text:style-name="T64">Como agora temos a MAC Address </text:span><text:span text:style-name="T66">con permisos podemos </text:span><text:span text:style-name="T64">obter a configuración de rede </text:span><text:span text:style-name="T68">para o portátil</text:span><text:span text:style-name="T64">. </text:span></text:p>
                              <text:p text:style-name="P67"><text:span text:style-name="T42"># ip </text:span><text:span text:style-name="T45">addr</text:span><text:span text:style-name="T42"> </text:span><text:span text:style-name="T43">show eth0</text:span><text:span text:style-name="T58"> #</text:span><text:span text:style-name="T59">Amosar info</text:span><text:span text:style-name="T60">rmación</text:span><text:span text:style-name="T59"> sobre a NIC eth0. </text:span><text:span text:style-name="T61">Verificar </text:span><text:span text:style-name="T66">a configuración de rede <text:s/>pa</text:span><text:span text:style-name="T72">r</text:span><text:span text:style-name="T66">a a NIC eth0</text:span></text:p>
                              <text:p text:style-name="P68"><text:span text:style-name="T42"># </text:span><text:span text:style-name="T46">ping -c4 www.google.es</text:span><text:span text:style-name="T58"> #</text:span><text:span text:style-name="T61">Enviar 4 paquetes ICMP ECHO_REQUEST a www.google.es, solicitando 4 paquetes ICMP ECHO_RESPONSE, para verificar a conectividade de rede hacia Internet e ao servidor de google.</text:span></text:p>
                            </text:list-header>
                          </text:list>
                        </text:list-item>
                      </text:list>
                    </text:list-item>
                  </text:list>
                  <text:p text:style-name="P61"><text:span text:style-name="T65"><text:s text:c="2"/></text:span><text:span text:style-name="T47"># exit </text:span><text:span text:style-name="T65">#Saír da shell</text:span></text:p>
                  <text:p text:style-name="P62">$</text:p>
                </text:list-header>
              </text:list>
            </text:list-item>
            <text:list-item>
              <text:p text:style-name="P45"><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47"><text:span text:style-name="T2">Instalar o servidor DHCP isc-dhcp-server </text:span><text:span text:style-name="T7">[</text:span><text:span text:style-name="T14">3</text:span><text:span text:style-name="T7">]</text:span><text:span text:style-name="T2"> . Executar nunha consola:</text:span></text:p>
                  <text:p text:style-name="P56">$ <text:span text:style-name="T54">setxkbmap es </text:span><text:span text:style-name="T55">#Configurar teclado en español</text:span></text:p>
                  <text:p text:style-name="P59">$ <text:span text:style-name="T41">sudo su - </text:span><text:span text:style-name="T57">#Acceder á consola de root(administrador) a través dos permisos configurados co comando sudo (/etc/sudoers, visudo)</text:span><text:span text:style-name="T41"> </text:span></text:p>
                  <text:list>
                    <text:list-item>
                      <text:list>
                        <text:list-item>
                          <text:list>
                            <text:list-header>
                              <text:p text:style-name="P74"><text:span text:style-name="T42"># </text:span><text:span text:style-name="T48">apt update</text:span><text:span text:style-name="T63"> #Actualizar o listado de paquetes dos repositorios (/etc/apt/sources.list, <text:s/>/etc/apt/sources.list.d/) <text:s text:c="120"/></text:span></text:p>
                              <text:p text:style-name="P86"><text:span text:style-name="T33"># </text:span><text:span text:style-name="T34">apt -y install </text:span><text:span text:style-name="T33">isc-dhcp-server</text:span><text:span text:style-name="T34">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42"/>
            </text:list-item>
          </text:list>
        </text:list-item>
        <text:list-item>
          <text:p text:style-name="P24">Conectar no mesmo segmento de rede o portátil e os hosts do alumnado. </text:p>
          <text:list>
            <text:list-item>
              <text:p text:style-name="P50"><text:span text:style-name="T4">Conectar</text:span><text:span text:style-name="T3"> </text:span><text:span text:style-name="T5">a regleta á corrente eléctrica na vosa zona de traballo.</text:span></text:p>
            </text:list-item>
            <text:list-item>
              <text:p text:style-name="P24">Conectar o switch á regleta. </text:p>
            </text:list-item>
            <text:list-item>
              <text:p text:style-name="P25">Conectar o portátil ao switch.</text:p>
            </text:list-item>
            <text:list-item>
              <text:p text:style-name="P51"><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26">Non conectar o switch á roseta da aula.</text:p>
              <text:p text:style-name="P27"/>
            </text:list-item>
          </text:list>
        </text:list-item>
        <text:list-item>
          <text:p text:style-name="P46"><text:span text:style-name="T6">P</text:span><text:span text:style-name="T2">ortátil:</text:span></text:p>
          <text:list>
            <text:list-item>
              <text:p text:style-name="P46"><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48"><text:span text:style-name="T12">Configurar </text:span><text:span text:style-name="T13">a rede para a NIC eth0. Execu</text:span><text:span text:style-name="T18">t</text:span><text:span text:style-name="T13">ar nunha consola:</text:span></text:p>
                  <text:p text:style-name="P89"><text:span text:style-name="T30">$ </text:span><text:span text:style-name="T31">setxkbmap es </text:span><text:span text:style-name="T25">#Configurar teclado en español</text:span></text:p>
                  <text:list>
                    <text:list-item>
                      <text:list>
                        <text:list-header>
                          <text:p text:style-name="P90"><text:span text:style-name="T29">$ </text:span><text:span text:style-name="T35">sudo su - </text:span><text:span text:style-name="T28">#Acceder á consola de root(administrador) a través dos permisos configurados co comando sudo (/etc/sudoers, visudo)</text:span><text:span text:style-name="T35"> </text:span><text:span text:style-name="T26"><text:s/></text:span></text:p>
                          <text:list>
                            <text:list-header>
                              <text:p text:style-name="P69"><text:span text:style-name="T42"># </text:span><text:span text:style-name="T48">/etc/init.d/avahi-daemon stop</text:span><text:span text:style-name="T63"> #Parar o demo avahi-daemon(control resolución de nomes) para poder configurar de forma manual a configuración de rede e non ter conflicto con este demo.</text:span></text:p>
                              <text:p text:style-name="P69"><text:span text:style-name="T42"># </text:span><text:span text:style-name="T48">/etc/init.d/network-manager stop || pkill NetworkManager </text:span><text:span text:style-name="T6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2"># ip </text:span><text:span text:style-name="T45">addr</text:span><text:span text:style-name="T42"> </text:span><text:span text:style-name="T43">show eth0</text:span><text:span text:style-name="T58"> #</text:span><text:span text:style-name="T59">Amosar info</text:span><text:span text:style-name="T60">rmación</text:span><text:span text:style-name="T59"> sobre a NIC eth0. </text:span></text:p>
                              <text:p text:style-name="P69"><text:span text:style-name="T49"># </text:span><text:span text:style-name="T48">ip addr add </text:span><text:span text:style-name="T49">10.10.10.10</text:span><text:span text:style-name="T48">/</text:span><text:span text:style-name="T49">8</text:span><text:span text:style-name="T48"> dev eth0 </text:span><text:span text:style-name="T63">#Configurar a tarxeta de rede eth0, coa IP: </text:span><text:span text:style-name="T69">10.10.10.10</text:span><text:span text:style-name="T63"> e máscara de subrede: 255.</text:span><text:span text:style-name="T69">0</text:span><text:span text:style-name="T63">.</text:span><text:span text:style-name="T69">0</text:span><text:span text:style-name="T63">.0</text:span></text:p>
                              <text:p text:style-name="P71"><text:span text:style-name="T42"># ip link </text:span><text:span text:style-name="T43">show eth0</text:span><text:span text:style-name="T42"> </text:span><text:span text:style-name="T58">#</text:span><text:span text:style-name="T59">Amosar info</text:span><text:span text:style-name="T60">rmación</text:span><text:span text:style-name="T59"> sobre a NIC eth0. </text:span><text:span text:style-name="T71">Revisar a configuraci</text:span><text:span text:style-name="T62">ó</text:span><text:span text:style-name="T71">n de rede</text:span><text:span text:style-name="T63"> </text:span><text:span text:style-name="T71">de eth0</text:span></text:p>
                              <text:p text:style-name="P79"><text:s text:c="117"/></text:p>
                            </text:list-header>
                          </text:list>
                        </text:list-header>
                      </text:list>
                    </text:list-item>
                  </text:list>
                </text:list-item>
              </text:list>
            </text:list-item>
          </text:list>
        </text:list-item>
      </text:list>
      <text:p text:style-name="P9"/>
      <text:list xml:id="list192160870702486" text:continue-numbering="true" text:style-name="L3">
        <text:list-item>
          <text:list>
            <text:list-item>
              <text:list>
                <text:list-item>
                  <text:p text:style-name="P54"><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75"><text:span text:style-name="T42"># </text:span><text:span text:style-name="T50">sed -i </text:span><text:span text:style-name="T109">‘</text:span><text:span text:style-name="T50">s/INTERFACES</text:span><text:span text:style-name="T52">v4</text:span><text:span text:style-name="T50">=</text:span><text:span text:style-name="T110">””</text:span><text:span text:style-name="T50">/INTERFACES</text:span><text:span text:style-name="T52">v4</text:span><text:span text:style-name="T50">=</text:span><text:span text:style-name="T110">”</text:span><text:span text:style-name="T50">eth0</text:span><text:span text:style-name="T110">”</text:span><text:span text:style-name="T50">/</text:span><text:span text:style-name="T109">‘</text:span><text:span text:style-name="T50"> /etc/default/isc-dhcp-</text:span><text:span text:style-name="T51">server</text:span><text:span text:style-name="T63"> #Cambiar a directiva </text:span><text:span text:style-name="T70">INTERFACES</text:span><text:span text:style-name="T63">. Esta directiva permítenos </text:span><text:span text:style-name="T70">indicar as interfaces de rede que estarán á escoita para o servizo DHCP.</text:span><text:span text:style-name="T63"> <text:s text:c="119"/></text:span></text:p>
                              <text:p text:style-name="P80"><text:span text:style-name="T95"># </text:span><text:span text:style-name="T96">echo -e </text:span><text:span text:style-name="T111">‘</text:span><text:span text:style-name="T96">#Taller-SR-Práctica1</text:span></text:p>
                              <text:p text:style-name="P81"><text:span text:style-name="T96">subnet </text:span><text:span text:style-name="T97">10.</text:span><text:span text:style-name="T100">0</text:span><text:span text:style-name="T97">.0.0</text:span><text:span text:style-name="T96"> netmask 255.</text:span><text:span text:style-name="T97">0</text:span><text:span text:style-name="T96">.</text:span><text:span text:style-name="T97">0</text:span><text:span text:style-name="T96">.0 {</text:span></text:p>
                              <text:p text:style-name="P82"><text:span text:style-name="T96">option routers </text:span><text:span text:style-name="T97">10.10.10.1</text:span><text:span text:style-name="T96">;</text:span></text:p>
                              <text:p text:style-name="P91"><text:span text:style-name="T96"><text:s text:c="3"/>option broadcast-address </text:span><text:span text:style-name="T97">10.255.255.255</text:span><text:span text:style-name="T96">;</text:span></text:p>
                              <text:p text:style-name="P91"><text:span text:style-name="T96"><text:s text:c="3"/>range </text:span><text:span text:style-name="T97">10.10.10.100 10.10.10.120</text:span><text:span text:style-name="T96">;</text:span></text:p>
                              <text:p text:style-name="P92"><text:span text:style-name="T96"><text:s text:c="3"/>ddns-domainname </text:span><text:span text:style-name="T112">”</text:span><text:span text:style-name="T97">example.org</text:span><text:span text:style-name="T112">”</text:span><text:span text:style-name="T96">;</text:span></text:p>
                              <text:p text:style-name="P93"><text:span text:style-name="T96"><text:s text:c="3"/>}</text:span><text:span text:style-name="T111">‘</text:span><text:span text:style-name="T96"> &gt;&gt; /</text:span><text:span text:style-name="T98">etc/dhcp/dhcpd.conf</text:span></text:p>
                            </text:list-header>
                          </text:list>
                        </text:list-item>
                      </text:list>
                    </text:list-item>
                  </text:list>
                </text:list-item>
                <text:list-item>
                  <text:p text:style-name="P49"><text:span text:style-name="T2"><text:s/></text:span><text:span text:style-name="T17">Arrancar o servizo DHCP</text:span></text:p>
                  <text:list>
                    <text:list-item>
                      <text:list>
                        <text:list-item>
                          <text:list>
                            <text:list-header>
                              <text:p text:style-name="P83"><text:span text:style-name="T95"># </text:span><text:span text:style-name="T96">/</text:span><text:span text:style-name="T99">etc/init.d/isc-dhcp-server start </text:span><text:span text:style-name="T73">#Arrancar o servidor DHCP</text:span></text:p>
                            </text:list-header>
                          </text:list>
                        </text:list-item>
                      </text:list>
                    </text:list-item>
                  </text:list>
                </text:list-item>
                <text:list-item>
                  <text:p text:style-name="P49"><text:span text:style-name="T2"><text:s/></text:span><text:span text:style-name="T17">Comprobar o estado do servizo DHCP</text:span></text:p>
                  <text:list>
                    <text:list-item>
                      <text:list>
                        <text:list-item>
                          <text:list>
                            <text:list-header>
                              <text:p text:style-name="P78"><text:span text:style-name="T103"># </text:span><text:span text:style-name="T104">/</text:span><text:span text:style-name="T105">etc/init.d/isc-dhcp-server </text:span><text:span text:style-name="T106">status</text:span><text:span text:style-name="T73"> #</text:span><text:span text:style-name="T74">Comproba o estado do servidor. Agora debe estar arrancado.</text:span></text:p>
                            </text:list-header>
                          </text:list>
                        </text:list-item>
                      </text:list>
                    </text:list-item>
                  </text:list>
                </text:list-item>
                <text:list-item>
                  <text:p text:style-name="P28"><draw:frame text:anchor-type="paragraph" draw:z-index="7" draw:name="Forma3_1" draw:style-name="gr1" draw:text-style-name="P115" svg:width="0.477cm" svg:height="0.479cm" svg:x="8.32cm" svg:y="-0.034cm"><draw:text-box><text:p/></draw:text-box></draw:frame>Avisar ao docente para a revisión <text:s text:c="6"/><text:span text:style-name="T131">1</text:span></text:p>
                  <text:list>
                    <text:list-item>
                      <text:list>
                        <text:list-item>
                          <text:list>
                            <text:list-header>
                              <text:p text:style-name="P84"/>
                            </text:list-header>
                          </text:list>
                        </text:list-item>
                      </text:list>
                    </text:list-item>
                  </text:list>
                </text:list-item>
              </text:list>
            </text:list-item>
          </text:list>
        </text:list-item>
        <text:list-item>
          <text:p text:style-name="P29">Hosts alumnado:</text:p>
          <text:list>
            <text:list-item>
              <text:p text:style-name="P29">Crear unha máquina virtual en cada equipo do alumnado coas seguintes características <text:span text:style-name="T101">(ver escenario)</text:span>:</text:p>
            </text:list-item>
          </text:list>
        </text:list-item>
      </text:list>
      <text:list xml:id="list2968369596" text:style-name="L4">
        <text:list-item>
          <text:list>
            <text:list-item>
              <text:list>
                <text:list-item>
                  <text:p text:style-name="P94">RAM ≥ 2048MB</text:p>
                </text:list-item>
                <text:list-item>
                  <text:p text:style-name="P94">CPU ≥ 2</text:p>
                </text:list-item>
                <text:list-item>
                  <text:p text:style-name="P94">PAE/NX habilitado</text:p>
                </text:list-item>
                <text:list-item>
                  <text:p text:style-name="P94">Rede: Soamente unha tarxeta activada en modo bridge (ponte)</text:p>
                </text:list-item>
                <text:list-item>
                  <text:p text:style-name="P94">ISO: Kali Live amd64</text:p>
                </text:list-item>
                <text:list-item>
                  <text:p text:style-name="P94">Nome: Practica1-Cliente-DHCP</text:p>
                </text:list-item>
              </text:list>
            </text:list-item>
          </text:list>
        </text:list-item>
      </text:list>
      <text:list xml:id="list192159885967291" text:continue-list="list192160870702486" text:style-name="L3">
        <text:list-item>
          <text:list>
            <text:list-item>
              <text:p text:style-name="P30">A<text:span text:style-name="T89">rrancar a máquina virtual.</text:span></text:p>
              <text:p text:style-name="P43"/>
            </text:list-item>
          </text:list>
        </text:list-item>
        <text:list-item>
          <text:p text:style-name="P32">Portátil:</text:p>
          <text:list>
            <text:list-item>
              <text:p text:style-name="P32">Executar o analizador de protocolos Wireshark[5] nunha consola:</text:p>
              <text:list>
                <text:list-header>
                  <text:p text:style-name="P64"><text:span text:style-name="T32">$ </text:span><text:span text:style-name="T35">sudo </text:span><text:span text:style-name="T36">wireshark &amp;</text:span><text:span text:style-name="T35"> </text:span><text:span text:style-name="T118">#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header>
              </text:list>
            </text:list-item>
            <text:list-item>
              <text:p text:style-name="P32"><text:s/><text:span text:style-name="T121">Na interface do Wireshark [5] escoller para a escoita na rede a NIC eth0</text:span></text:p>
            </text:list-item>
            <text:list-item>
              <text:p text:style-name="P33">Play (icono azul aleta tiburón) en wireshark [5], é dicir, arrancamos o wireshark.</text:p>
              <text:list>
                <text:list-header>
                  <text:p text:style-name="P63"/>
                </text:list-header>
              </text:list>
            </text:list-item>
          </text:list>
        </text:list-item>
        <text:list-item>
          <text:p text:style-name="P32">Hosts alumnado:</text:p>
          <text:list>
            <text:list-item>
              <text:p text:style-name="P34">Solicitar a configuración de rede. <text:span text:style-name="T90">Abrir unha consola e executar:</text:span></text:p>
              <text:list>
                <text:list-header>
                  <text:p text:style-name="P57">$ <text:span text:style-name="T54">setxkbmap es </text:span><text:span text:style-name="T55">#Configurar teclado en español</text:span></text:p>
                  <text:p text:style-name="P60">$ <text:span text:style-name="T41">sudo su - </text:span><text:span text:style-name="T57">#Acceder á consola de root(administrador) a través dos permisos configurados co comando sudo (/etc/sudoers, visudo)</text:span><text:span text:style-name="T41"> </text:span></text:p>
                  <text:list>
                    <text:list-item>
                      <text:list>
                        <text:list-item>
                          <text:list>
                            <text:list-header>
                              <text:p text:style-name="P72"><text:span text:style-name="T42"># </text:span><text:span text:style-name="T48">/etc/init.d/avahi-daemon stop</text:span><text:span text:style-name="T63"> #Parar o demo avahi-daemon(control resolución de nomes) para poder configurar de forma manual a configuración de rede e non ter conflicto con este demo.</text:span></text:p>
                              <text:p text:style-name="P73"><text:span text:style-name="T42"># </text:span><text:span text:style-name="T48">/etc/init.d/network-manager stop || pkill NetworkManager </text:span><text:span text:style-name="T6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0"><text:span text:style-name="T42"># ip </text:span><text:span text:style-name="T45">addr</text:span><text:span text:style-name="T42"> </text:span><text:span text:style-name="T43">show eth0</text:span><text:span text:style-name="T58"> #</text:span><text:span text:style-name="T59">Amosar info</text:span><text:span text:style-name="T60">rmación</text:span><text:span text:style-name="T59"> sobre a NIC eth0. </text:span></text:p>
                              <text:p text:style-name="P76"><text:span text:style-name="T44"># </text:span><text:span text:style-name="T40">dhclient -v eth0</text:span><text:span text:style-name="T56"> #Solicitar configuración de rede para a NIC eth0 </text:span><text:span text:style-name="T67">a un servidor DHCP.</text:span></text:p>
                              <text:p text:style-name="P72"><text:span text:style-name="T42"># ip </text:span><text:span text:style-name="T45">addr</text:span><text:span text:style-name="T42"> </text:span><text:span text:style-name="T43">show eth0</text:span><text:span text:style-name="T58"> #</text:span><text:span text:style-name="T59">Amosar info</text:span><text:span text:style-name="T60">rmación</text:span><text:span text:style-name="T59"> sobre a NIC eth0.</text:span></text:p>
                              <text:p text:style-name="P77"># </text:p>
                            </text:list-header>
                          </text:list>
                        </text:list-item>
                      </text:list>
                    </text:list-item>
                  </text:list>
                </text:list-header>
              </text:list>
            </text:list-item>
            <text:list-item>
              <text:p text:style-name="P31"><draw:frame text:anchor-type="paragraph" draw:z-index="6" draw:name="Forma3_4" draw:style-name="gr1" draw:text-style-name="P115" svg:width="0.477cm" svg:height="0.479cm" svg:x="7.495cm" svg:y="-0.007cm"><draw:text-box><text:p/></draw:text-box></draw:frame><text:span text:style-name="T89">A</text:span>visar ao docente para revisión. <text:s text:c="6"/><text:span text:style-name="T132">2</text:span> </text:p>
            </text:list-item>
          </text:list>
        </text:list-item>
      </text:list>
      <text:p text:style-name="P8"/>
      <text:list xml:id="list192160720749784" text:continue-numbering="true" text:style-name="L3">
        <text:list-item>
          <text:p text:style-name="P35"><text:soft-page-break/>Portátil. </text:p>
          <text:list>
            <text:list-item>
              <text:p text:style-name="P35">Stop (icono vermello cadrado) en wireshark [5], é dicir, paramos o wireshark. </text:p>
            </text:list-item>
            <text:list-item>
              <text:p text:style-name="P36"><draw:frame text:anchor-type="paragraph" draw:z-index="8" draw:name="Forma3_0" draw:style-name="gr1" draw:text-style-name="P115" svg:width="0.477cm" svg:height="0.479cm" svg:x="7.495cm" svg:y="-0.102cm"><draw:text-box><text:p/></draw:text-box></draw:frame><text:span text:style-name="T89">A</text:span><text:span text:style-name="T88">visar ao docente para revisión.</text:span> <text:s text:c="6"/><text:span text:style-name="T132">3</text:span></text:p>
              <text:p text:style-name="P44"/>
            </text:list-item>
          </text:list>
        </text:list-item>
        <text:list-item>
          <text:p text:style-name="P37">Contesta e razoa brevemente:</text:p>
          <text:list>
            <text:list-item>
              <text:p text:style-name="P38">Cales son os paquetes necesarios para establecer unha comunicación entre cliente e servidor DHCP?</text:p>
            </text:list-item>
            <text:list-item>
              <text:p text:style-name="P38">O servizo DHCP que protocolo emprega: TCP ou UDP?</text:p>
            </text:list-item>
            <text:list-item>
              <text:p text:style-name="P38">Cales son os portos empregados polos clientes e servidor para establecer a comunicación DHCP?</text:p>
            </text:list-item>
            <text:list-item>
              <text:p text:style-name="P39"><text:span text:style-name="T102">D</text:span>esconecta os cables de rede do switch pertencentes aos hosts do alumnado. <text:span text:style-name="T123">Realiza de novo o</text:span><text:span text:style-name="T125">s apartados (5), (6.a) e</text:span><text:span text:style-name="T123"> </text:span><text:span text:style-name="T125">(7)</text:span><text:span text:style-name="T124">. </text:span>Que acontece? <text:span text:style-name="T125">Cales son os paquetes empregados neste intento de establecemento de conexión mediante o protocolo DHCP?</text:span></text:p>
            </text:list-item>
            <text:list-item>
              <text:p text:style-name="P40"><text:span text:style-name="T125">C</text:span>onecta os cables de rede do switch pertencentes aos hosts do alumnado. <text:span text:style-name="T123">Realiza de novo o</text:span><text:span text:style-name="T125">s apartados (5), (6.a) e</text:span><text:span text:style-name="T123"> </text:span><text:span text:style-name="T125">(7.a)</text:span><text:span text:style-name="T124">. </text:span><text:span text:style-name="T125">Na barra de filtrado da interface do wireshark aplica o filtro </text:span><text:span text:style-name="T126">dhcp</text:span><text:span text:style-name="T125">, é dicir, escribe </text:span><text:span text:style-name="T119">dhcp</text:span><text:span text:style-name="T125"> e prema a tecla </text:span><text:span text:style-name="T120">&lt;Intro&gt;</text:span><text:span text:style-name="T125"> ⏎. </text:span>Que acontece? <text:span text:style-name="T125">Que paquetes amosa?</text:span></text:p>
            </text:list-item>
            <text:list-item>
              <text:p text:style-name="P41"><draw:frame text:anchor-type="paragraph" draw:z-index="9" draw:name="Forma3_2" draw:style-name="gr1" draw:text-style-name="P115" svg:width="0.477cm" svg:height="0.479cm" svg:x="11.464cm" svg:y="0.012cm"><draw:text-box><text:p/></draw:text-box></draw:frame><text:span text:style-name="T77">A</text:span><text:span text:style-name="T76">visar ao docente para a entrega e revisión da práctica. <text:s text:c="6"/></text:span><text:span text:style-name="T79">4</text:span></text:p>
            </text:list-item>
          </text:list>
        </text:list-item>
      </text:list>
      <text:p text:style-name="P52"/>
      <text:p text:style-name="P52"/>
      <text:p text:style-name="P20">Revisión:</text:p>
      <text:p text:style-name="P53"><draw:frame text:anchor-type="paragraph" draw:z-index="11" draw:name="Forma3_6" draw:style-name="gr1" draw:text-style-name="P115" svg:width="0.477cm" svg:height="0.479cm" svg:x="0.282cm" svg:y="0.462cm"><draw:text-box><text:p/></draw:text-box></draw:frame><draw:frame text:anchor-type="paragraph" draw:z-index="12" draw:name="Forma3_7" draw:style-name="gr1" draw:text-style-name="P115" svg:width="0.477cm" svg:height="0.479cm" svg:x="1.282cm" svg:y="0.462cm"><draw:text-box><text:p/></draw:text-box></draw:frame><draw:frame text:anchor-type="paragraph" draw:z-index="13" draw:name="Forma3_8" draw:style-name="gr1" draw:text-style-name="P115" svg:width="0.477cm" svg:height="0.479cm" svg:x="2.282cm" svg:y="0.462cm"><draw:text-box><text:p/></draw:text-box></draw:frame><draw:frame text:anchor-type="paragraph" draw:z-index="14" draw:name="Forma3_9" draw:style-name="gr1" draw:text-style-name="P115" svg:width="0.477cm" svg:height="0.479cm" svg:x="3.283cm" svg:y="0.462cm"><draw:text-box><text:p/></draw:text-box></draw:frame><text:s text:c="8"/><text:span text:style-name="T133">1</text:span> <text:s text:c="8"/><text:span text:style-name="T133">2 <text:s text:c="15"/>3 <text:s text:c="14"/>4 <text:s text:c="14"/></text:span></text:p>
      <text:list xml:id="list51599529" text:style-name="L5">
        <text:list-item>
          <text:list>
            <text:list-item>
              <text:list>
                <text:list-item>
                  <text:list>
                    <text:list-item>
                      <text:list>
                        <text:list-item>
                          <text:list>
                            <text:list-header>
                              <text:p text:style-name="P87"/>
                            </text:list-header>
                          </text:list>
                        </text:list-item>
                      </text:list>
                    </text:list-item>
                  </text:list>
                </text:list-item>
              </text:list>
            </text:list-item>
          </text:list>
        </text:list-item>
      </text:list>
      <text:list xml:id="list192159648741787" text:continue-list="list192160720749784" text:style-name="L3">
        <text:list-item>
          <text:list>
            <text:list-item>
              <text:list>
                <text:list-item>
                  <text:list>
                    <text:list-item>
                      <text:list>
                        <text:list-item>
                          <text:list>
                            <text:list-header>
                              <text:p text:style-name="P85"/>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Momo" svg:font-family="FreeMomo"/>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19:21:56.399336594</meta:creation-date>
    <meta:editing-duration>PT32S</meta:editing-duration>
    <meta:generator>LibreOffice/7.0.4.2$Linux_X86_64 LibreOffice_project/00$Build-2</meta:generator>
    <dc:subject>Práctica 2</dc:subject>
    <dc:title>Taller - SR</dc:title>
    <dc:date>2023-06-08T19:21:58.945435338</dc:date>
    <meta:document-statistic meta:table-count="2" meta:image-count="3" meta:object-count="0" meta:page-count="4" meta:paragraph-count="123" meta:word-count="1313" meta:character-count="8887" meta:non-whitespace-character-count="72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